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0pt"/>
    </style:style>
    <style:style style:name="T4" style:family="text">
      <style:text-properties style:font-name="Verdana1"/>
    </style:style>
    <style:style style:name="T5" style:family="text">
      <style:text-properties style:font-name="Verdana1" fo:font-weight="bold"/>
    </style:style>
    <style:style style:name="T6" style:family="text">
      <style:text-properties style:font-name="Verdana1" fo:font-weight="bold" style:font-weight-asian="normal" style:font-weight-complex="normal"/>
    </style:style>
    <style:style style:name="T7" style:family="text">
      <style:text-properties style:font-name="Verdana1" fo:font-weight="bold" style:font-weight-asian="bold" style:font-weight-complex="bold"/>
    </style:style>
    <style:style style:name="T8" style:family="text">
      <style:text-properties style:font-name="Verdana1" fo:font-size="10pt"/>
    </style:style>
    <style:style style:name="T9" style:family="text">
      <style:text-properties style:font-name="Verdana1" fo:font-size="10pt" fo:font-weight="normal" style:font-weight-asian="normal" style:font-weight-complex="normal"/>
    </style:style>
    <style:style style:name="T10" style:family="text">
      <style:text-properties style:font-name="Verdana1" fo:font-weight="normal" style:font-weight-asian="normal" style:font-weight-complex="normal"/>
    </style:style>
    <style:style style:name="T11" style:family="text">
      <style:text-properties fo:font-weight="normal" style:font-weight-asian="normal" style:font-weight-complex="normal"/>
    </style:style>
    <style:style style:name="T12" style:family="text">
      <style:text-properties fo:color="#663300" style:font-name="Verdana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ole Wheat Honey Raisins Scones</text:p>
      <text:p text:style-name="Standard">Crystal Miller</text:p>
      <text:p text:style-name="Standard"/>
      <text:p text:style-name="Standard">2 cups whole wheat pastry flour</text:p>
      <text:p text:style-name="Standard">1 T baking powder</text:p>
      <text:p text:style-name="Standard">¼ t baking soda</text:p>
      <text:p text:style-name="Standard">¼ t salt</text:p>
      <text:p text:style-name="Standard">6 T butter</text:p>
      <text:p text:style-name="Standard">1 cup raisins</text:p>
      <text:p text:style-name="Standard">¼ c honey</text:p>
      <text:p text:style-name="Standard">2 T yogurt</text:p>
      <text:p text:style-name="Standard">2 eggs</text:p>
      <text:p text:style-name="Standard"/>
      <text:p text:style-name="Standard">In a large bowl mix together the pastry flour, baking powder, soda and salt. Chop up the butter into squares and add to the flour mix. mix in the butter by using your fingers and working the butter into the flour mixture until the mix looks like coarse crumbs. In a 1 cup measuring cup measure out the honey and add the yogurt and the eggs. Mix this well. Add to flour/butter mixture. Stir until all has just combined. Try not to over mix this. It may still be a bit wet or sticky, but that is ok. </text:p>
      <text:p text:style-name="Standard"/>
      <text:p text:style-name="Standard">Lightly flour the counter top and dump the scone mix onto this and flatten them out to a circle that is about 8 inches. I sprinkle a little more flour on the top if still feels sticky. Using a butter knife cut the scones into 8 wedges. </text:p>
      <text:p text:style-name="Standard"/>
      <text:p text:style-name="Standard">Lightly spray a cookie sheet with non-stick spray and set each scone wedge onto the tray leaving about 1 inch space between them.</text:p>
      <text:p text:style-name="Standard"/>
      <text:p text:style-name="Standard">Bake at 375 for about 18 to 20 minutes. Enjoy!! Makes 8 scon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5T19:43:27.02</meta:creation-date>
    <dc:date>2017-05-06T12:27:56.90</dc:date>
    <dc:creator>Crystal Miller</dc:creator>
    <meta:editing-duration>PT7H18M17S</meta:editing-duration>
    <meta:editing-cycles>1</meta:editing-cycles>
    <meta:generator>OpenOffice/4.1.1$Win32 OpenOffice.org_project/411m6$Build-9775</meta:generator>
    <meta:document-statistic meta:table-count="0" meta:image-count="0" meta:object-count="0" meta:page-count="1" meta:paragraph-count="15" meta:word-count="219" meta:character-count="1091"/>
  </office:meta>
</office:document-meta>
</file>